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tradas accura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6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2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2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.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2.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.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8.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.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6.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.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4.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4.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8.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47.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4.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4.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5.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24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24.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10.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9.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48</text:p>
          </table:table-cell>
        </table:table-row>
      </table:table>
      <table:table table:name="Contagem Linhas Accuracy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.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8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.07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82.56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7.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.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0.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8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7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39.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36.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9.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5.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82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82.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11" calcext:value-type="float">
            <text:p>2021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902" calcext:value-type="float">
            <text:p>2690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913" calcext:value-type="float">
            <text:p>2691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843" calcext:value-type="float">
            <text:p>3884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735" calcext:value-type="float">
            <text:p>4273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766" calcext:value-type="float">
            <text:p>42766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978" calcext:value-type="float">
            <text:p>45978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240" calcext:value-type="float">
            <text:p>4724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160" calcext:value-type="float">
            <text:p>4916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8904" calcext:value-type="float">
            <text:p>118904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8963" calcext:value-type="float">
            <text:p>11896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967" calcext:value-type="float">
            <text:p>135967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321" calcext:value-type="float">
            <text:p>13632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569" calcext:value-type="float">
            <text:p>136569</text:p>
          </table:table-cell>
          <table:table-cell office:value-type="string" calcext:value-type="string">
            <text:p>100.0</text:p>
          </table:table-cell>
        </table:table-row>
      </table:table>
      <table:table table:name="saidas accura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.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.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.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2.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4.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5.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79</text:p>
          </table:table-cell>
        </table:table-row>
      </table:table>
      <table:table table:name="Contagem Linhas vs Saidas vs Acc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5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24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24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4.07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2.56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4.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8" calcext:value-type="float">
            <text:p>7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5" calcext:value-type="float">
            <text:p>8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.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4" calcext:value-type="float">
            <text:p>11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1" calcext:value-type="float">
            <text:p>11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33" calcext:value-type="float">
            <text:p>15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41" calcext:value-type="float">
            <text:p>18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.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11" calcext:value-type="float">
            <text:p>20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902" calcext:value-type="float">
            <text:p>26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913" calcext:value-type="float">
            <text:p>26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843" calcext:value-type="float">
            <text:p>388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735" calcext:value-type="float">
            <text:p>42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766" calcext:value-type="float">
            <text:p>42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978" calcext:value-type="float">
            <text:p>45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240" calcext:value-type="float">
            <text:p>47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160" calcext:value-type="float">
            <text:p>491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8904" calcext:value-type="float">
            <text:p>11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8963" calcext:value-type="float">
            <text:p>118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967" calcext:value-type="float">
            <text:p>135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321" calcext:value-type="float">
            <text:p>136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569" calcext:value-type="float">
            <text:p>136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</text:p>
          </table:table-cell>
        </table:table-row>
      </table:table>
      <table:named-expressions/>
      <table:database-ranges>
        <table:database-range table:name="__Anonymous_Sheet_DB__0" table:target-range-address="'entradas accuracy'.A1:'entradas accuracy'.A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Contagem Linhas Accuracy'.B1:'Contagem Linhas Accuracy'.C7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aidas accuracy'.B1:'saidas accuracy'.C7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ntagem Linhas vs Saidas vs Acc'.A1:'Contagem Linhas vs Saidas vs Acc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20:39:56.342122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0:12:48.135414209</meta:creation-date>
    <dc:date>2018-09-25T21:21:58.663014673</dc:date>
    <meta:editing-duration>PT20M21S</meta:editing-duration>
    <meta:editing-cycles>4</meta:editing-cycles>
    <meta:generator>LibreOffice/6.0.3.2$Linux_X86_64 LibreOffice_project/00m0$Build-2</meta:generator>
    <meta:document-statistic meta:table-count="4" meta:cell-count="956" meta:object-count="0"/>
  </office:meta>
</office:document-meta>
</file>